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20000001019FBBADE.png" manifest:media-type="image/png"/>
  <manifest:file-entry manifest:full-path="Pictures/100002010000001200000010BFE60A0D.png" manifest:media-type="image/png"/>
  <manifest:file-entry manifest:full-path="Pictures/1000020100000012000000106BEBC6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8.009cm" fo:margin-left="0cm" table:align="left" style:shadow="#aecf00 -0.18cm -0.18cm"/>
    </style:style>
    <style:style style:name="Tableau11.A" style:family="table-column">
      <style:table-column-properties style:column-width="3.101cm"/>
    </style:style>
    <style:style style:name="Tableau11.B" style:family="table-column">
      <style:table-column-properties style:column-width="14.908cm"/>
    </style:style>
    <style:style style:name="Tableau11.A1" style:family="table-cell">
      <style:table-cell-properties fo:background-color="#aecf00" fo:padding="0.097cm" fo:border="0.05pt solid #000000">
        <style:background-image/>
      </style:table-cell-properties>
    </style:style>
    <style:style style:name="Tableau1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8.009cm" fo:margin-left="0cm" table:align="left" style:shadow="#ff950e -0.18cm -0.18cm"/>
    </style:style>
    <style:style style:name="Tableau12.A" style:family="table-column">
      <style:table-column-properties style:column-width="3.217cm"/>
    </style:style>
    <style:style style:name="Tableau12.B" style:family="table-column">
      <style:table-column-properties style:column-width="14.792cm"/>
    </style:style>
    <style:style style:name="Tableau12.A1" style:family="table-cell">
      <style:table-cell-properties fo:background-color="#ff950e" fo:padding="0.097cm" fo:border="0.05pt solid #000000">
        <style:background-image/>
      </style:table-cell-properties>
    </style:style>
    <style:style style:name="Tableau1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073cm"/>
    </style:style>
    <style:style style:name="Tableau14.B" style:family="table-column">
      <style:table-column-properties style:column-width="14.937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attr-libellé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1"><office:annotation><dc:creator>sge </dc:creator><dc:date>2013-10-18T14:25:45</dc:date><text:p text:style-name="P8"><text:span text:style-name="T5">do text if self.getPortalTypeName()=='projectspace'</text:span></text:p></office:annotation><text:text-input text:description="">"PST %s" % self.Description()</text:text-input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so.Title()<text:tab/>1</text:p>
          <text:p text:style-name="P7">oo.Title()<text:tab/>1</text:p>
          <text:p text:style-name="P6">act.Title()<text:tab/>2</text:p>
        </text:index-body>
      </text:table-of-content>
      <text:p text:style-name="P3"/>
      <text:p text:style-name="P3"><office:annotation><dc:creator>sge </dc:creator><dc:date>2013-10-18T14:28:03</dc:date><text:p text:style-name="P8"><text:span text:style-name="T6">do text if self.getPortalTypeName()=='strategicobjective'</text:span></text:p></office:annotation>Contenu de l'objectif stratégique</text:p>
      <text:p text:style-name="P4"><office:annotation><dc:creator>sge </dc:creator><dc:date>2013-10-18T14:28:03</dc:date><text:p text:style-name="P8"><text:span text:style-name="T6">do text if self.getPortalTypeName()=='operationalobjective'</text:span></text:p></office:annotation>Contenu de l'objectif opérationnel</text:p>
      <text:p text:style-name="P4"><office:annotation><dc:creator>sge </dc:creator><dc:date>2013-10-18T14:28:03</dc:date><text:p text:style-name="P8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Titre_20_OS" text:outline-level="1"><draw:frame draw:style-name="fr1" draw:name="images1" text:anchor-type="paragraph" svg:width="0.633cm" svg:height="0.564cm" draw:z-index="2"><draw:image xlink:href="Pictures/100002010000001200000010BFE60A0D.png" xlink:type="simple" xlink:show="embed" xlink:actuate="onLoad"/></draw:frame><text:span text:style-name="T4"><office:annotation><dc:creator>sge </dc:creator><dc:date>2013-06-21T21:16:13</dc:date><text:p text:style-name="P8"><text:span text:style-name="T6">do section- for so in view.getStrategicObjectives()</text:span></text:p></office:annotation></text:span><text:span text:style-name="T4"><text:text-input text:description="">so.Title()</text:text-input>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8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38</dc:date><text:p text:style-name="P8"><text:span text:style-name="T5">do row if so.budget</text:span></text:p></office:annotation>Budget propre</text:p>
            </table:table-cell>
            <table:table-cell table:style-name="Tableau11.B3" office:value-type="string">
              <text:p text:style-name="Table_20_Contents"><office:annotation><dc:creator>sge </dc:creator><dc:date>2013-10-22T08:04:18</dc:date><text:p text:style-name="P8"><text:span text:style-name="T6">do text</text:span></text:p><text:p text:style-name="P8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05</dc:date><text:p text:style-name="P8"><text:span text:style-name="T6">do row if view.get('budget_comments', obj=so)</text:span></text:p></office:annotation>Commentaires budget</text:p>
            </table:table-cell>
            <table:table-cell table:style-name="Tableau11.B3" office:value-type="string">
              <text:p text:style-name="Table_20_Contents"><office:annotation><dc:creator>sge </dc:creator><dc:date>2013-10-22T08:06:24</dc:date><text:p text:style-name="P8"><text:span text:style-name="T6">do text</text:span></text:p><text:p text:style-name="P8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8T14:48:50</dc:date><text:p text:style-name="P8"><text:span text:style-name="T6">do row if view.getObjectDGM(so).hasChildrenBudget(obj=so)</text:span></text:p></office:annotation>Budget des sous-éléments</text:p>
            </table:table-cell>
            <table:table-cell table:style-name="Tableau11.B3" office:value-type="string">
              <text:p text:style-name="Table_20_Contents"><office:annotation><dc:creator>sge </dc:creator><dc:date>2013-10-22T08:10:12</dc:date><text:p text:style-name="P8"><text:span text:style-name="T6">do text</text:span></text:p><text:p text:style-name="P8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8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Titre_20_OO" text:outline-level="2"><draw:frame draw:style-name="fr1" draw:name="images2" text:anchor-type="paragraph" svg:width="0.633cm" svg:height="0.564cm" draw:z-index="0"><draw:image xlink:href="Pictures/10000201000000120000001019FBBADE.png" xlink:type="simple" xlink:show="embed" xlink:actuate="onLoad"/></draw:frame><text:text-input text:description="">oo.Title()</text:text-input>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8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8"><text:span text:style-name="T6">do text</text:span></text:p><text:p text:style-name="P8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3" office:value-type="string">
                <text:p text:style-name="P2"><office:annotation><dc:creator>sge </dc:creator><dc:date>2013-10-18T15:09:43</dc:date><text:p text:style-name="P8"><text:span text:style-name="T5">do row if oo.categories</text:span></text:p></office:annotation>Domaine</text:p>
              </table:table-cell>
              <table:table-cell table:style-name="Tableau12.B3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Indicateur de résultat</text:p>
              </table:table-cell>
              <table:table-cell table:style-name="Tableau12.B3" office:value-type="string">
                <text:p text:style-name="fa-oo-valeur"><office:annotation><dc:creator>sge </dc:creator><dc:date>2013-06-21T22:15:44</dc:date><text:p text:style-name="P8"><text:span text:style-name="T5">do text</text:span><text:span text:style-name="T6"> if oo.result_indicator</text:span></text:p><text:p text:style-name="P8"><text:span text:style-name="T5">from xhtml(view</text:span><text:span text:style-name="T6">.widget('result_indicator', obj=oo, clean=True</text:span><text:span text:style-name="T5">))</text:span></text:p></office:annotation>result indicator</text:p>
              </table:table-cell>
            </table:table-row>
            <table:table-row>
              <table:table-cell table:style-name="Tableau12.A3" office:value-type="string">
                <text:p text:style-name="fa-attr-libellé">Priorité</text:p>
              </table:table-cell>
              <table:table-cell table:style-name="Tableau12.B3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Échéance</text:p>
              </table:table-cell>
              <table:table-cell table:style-name="Tableau12.B3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mandataire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administratif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Service gestionnaire</text:p>
              </table:table-cell>
              <table:table-cell table:style-name="Tableau12.B3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13:26</dc:date><text:p text:style-name="P8"><text:span text:style-name="T5">do row if oo.</text:span><text:span text:style-name="T6">extra_concerned_people</text:span></text:p></office:annotation>Partenaires</text:p>
              </table:table-cell>
              <table:table-cell table:style-name="Tableau12.B3" office:value-type="string">
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3" office:value-type="string">
                <text:p text:style-name="fa-attr-libellé">Budget propre</text:p>
              </table:table-cell>
              <table:table-cell table:style-name="Tableau12.B3" office:value-type="string">
                <text:p text:style-name="fa-attr-valeur"><office:annotation><dc:creator>sge </dc:creator><dc:date>2013-06-17T12:34:05</dc:date><text:p text:style-name="P8"><text:span text:style-name="T5">do text if oo.budget</text:span></text:p><text:p text:style-name="P8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28:43</dc:date><text:p text:style-name="P8"><text:span text:style-name="T6">do row if view.get('budget_comments', obj=oo)</text:span></text:p></office:annotation>Commentaires budget</text:p>
              </table:table-cell>
              <table:table-cell table:style-name="Tableau12.B3" office:value-type="string">
                <text:p text:style-name="Table_20_Contents"><office:annotation><dc:creator>sge </dc:creator><dc:date>2013-09-18T13:03:01</dc:date><text:p text:style-name="P8"><text:span text:style-name="T6">do text</text:span></text:p><text:p text:style-name="P8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8T14:32:32</dc:date><text:p text:style-name="P8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3" office:value-type="string">
                <text:p text:style-name="Table_20_Contents"><office:annotation><dc:creator>sge </dc:creator><dc:date>2013-09-18T11:38:33</dc:date><text:p text:style-name="P8"><text:span text:style-name="T6">do text</text:span></text:p><text:p text:style-name="P8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1T23:41:38</dc:date><text:p text:style-name="P8"><text:span text:style-name="T5">do row if view.get('observation', obj=oo)</text:span></text:p></office:annotation>Constat</text:p>
              </table:table-cell>
              <table:table-cell table:style-name="Tableau12.B3" office:value-type="string">
                <text:p text:style-name="fa-attr-valeur"><office:annotation><dc:creator>sge </dc:creator><dc:date>2013-10-21T23:41:16</dc:date><text:p text:style-name="P8"><text:span text:style-name="T6">do text</text:span></text:p><text:p text:style-name="P8"><text:span text:style-name="T6">from xhtml(view.getObjectDGM(oo).get('observation'))</text:span></text:p></office:annotation>champ observation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32:49</dc:date><text:p text:style-name="P8"><text:span text:style-name="T6">do row if view.get('comments', obj=oo)</text:span></text:p></office:annotation>Commentaires</text:p>
              </table:table-cell>
              <table:table-cell table:style-name="Tableau12.B3" office:value-type="string">
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8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ext:soft-page-break/>
              <table:table-row>
                <table:table-cell table:style-name="Tableau14.A1" table:number-columns-spanned="2" office:value-type="string">
                  <text:h text:style-name="Titre_20_Action" text:outline-level="3"><draw:frame draw:style-name="fr1" draw:name="images3" text:anchor-type="paragraph" svg:width="0.633cm" svg:height="0.564cm" draw:z-index="1"><draw:image xlink:href="Pictures/1000020100000012000000106BEBC62B.png" xlink:type="simple" xlink:show="embed" xlink:actuate="onLoad"/></draw:frame><text:text-input text:description="">act.Title()</text:text-input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29:43</dc:date><text:p text:style-name="P8"><text:span text:style-name="T6">do row if view.get('description', obj=act)</text:span></text:p></office:annotation>Description</text:p>
                </table:table-cell>
                <table:table-cell table:style-name="Tableau14.B2" office:value-type="string">
                  <text:p text:style-name="fa-attr-valeur"><office:annotation><dc:creator>sge </dc:creator><dc:date>2013-10-21T23:27:35</dc:date><text:p text:style-name="P8"><text:span text:style-name="T6">do text</text:span></text:p><text:p text:style-name="P8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2" office:value-type="string">
                  <text:p text:style-name="fa-attr-libellé">Échéance</text:p>
                </table:table-cell>
                <table:table-cell table:style-name="Tableau14.B1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Indice de santé</text:p>
                </table:table-cell>
                <table:table-cell table:style-name="Tableau14.B12" office:value-type="string">
                  <text:p text:style-name="fa-attr-valeur"><office:annotation><dc:creator>sge </dc:creator><dc:date>2013-06-17T14:29:33</dc:date><text:p text:style-name="P8"><text:span text:style-name="T6">do text</text:span></text:p><text:p text:style-name="P8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2" office:value-type="string">
                  <text:p text:style-name="fa-attr-libellé">Service</text:p>
                </table:table-cell>
                <table:table-cell table:style-name="Tableau14.B12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21T23:33:12</dc:date><text:p text:style-name="P8"><text:span text:style-name="T6">do row if act.extra_concerned_people</text:span></text:p></office:annotation>Partenaires</text:p>
                </table:table-cell>
                <table:table-cell table:style-name="Tableau14.B12" office:value-type="string">
  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2" office:value-type="string">
                  <text:p text:style-name="fa-attr-libellé">Budget propre</text:p>
                </table:table-cell>
                <table:table-cell table:style-name="Tableau14.B12" office:value-type="string">
                  <text:p text:style-name="fa-attr-valeur"><office:annotation><dc:creator>sge </dc:creator><dc:date>2013-06-17T12:34:05</dc:date><text:p text:style-name="P8"><text:span text:style-name="T6">do text if act.budget</text:span></text:p><text:p text:style-name="P8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30</dc:date><text:p text:style-name="P8"><text:span text:style-name="T6">do row if view.get('budget_comments', obj=act)</text:span></text:p></office:annotation>Commentaires budget</text:p>
                </table:table-cell>
                <table:table-cell table:style-name="Tableau14.B12" office:value-type="string">
                  <text:p text:style-name="fa-attr-valeur"><office:annotation><dc:creator>sge </dc:creator><dc:date>2013-09-18T13:05:33</dc:date><text:p text:style-name="P8"><text:span text:style-name="T6">do text</text:span></text:p><text:p text:style-name="P8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2" office:value-type="string">
                  <text:p text:style-name="fa-attr-libellé">Progression</text:p>
                </table:table-cell>
                <table:table-cell table:style-name="Tableau14.B1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Plan de travail</text:p>
                </table:table-cell>
                <table:table-cell table:style-name="Tableau14.B12" office:value-type="string">
                  <text:p text:style-name="fa-attr-valeur"><office:annotation><dc:creator>sge </dc:creator><dc:date>2013-06-17T13:12:40</dc:date><text:p text:style-name="P8"><text:span text:style-name="T6">do text</text:span></text:p><text:p text:style-name="P8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observation', obj=act)</text:span></text:p></office:annotation>Constat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comments', obj=act)</text:span></text:p></office:annotation>Commentaires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Heading_20_1"/>
          <text:p text:style-name="Heading_20_2"/>
          <text:p text:style-name="Heading_20_3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size="10pt" style:font-size-asian="10.5pt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Verdana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style:font-name="Verdana1" fo:font-weight="bold" style:font-size-asian="10.5pt"/>
    </style:style>
    <style:style style:name="fa-os" style:family="paragraph" style:parent-style-name="Table_20_Contents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Verdana1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style:paragraph-properties fo:background-color="transparent">
        <style:background-image/>
      </style:paragraph-properties>
      <style:text-properties fo:color="#333333" style:font-name="Verdana1" fo:font-size="10pt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name="Verdana" fo:font-size="10pt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style:font-name="Verdana1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size="10pt" style:font-size-asian="10.5pt"/>
    </style:style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 style:font-size-asian="10.5pt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 style:font-size-asian="10.5pt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="100%" fo:margin-left="2.501cm" fo:margin-right="0cm" fo:margin-top="0cm" fo:margin-bottom="0cm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="100%" fo:margin-left="2.501cm" fo:margin-right="0cm" fo:margin-top="0cm" fo:margin-bottom="0cm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="100%" fo:margin-left="2.501cm" fo:margin-right="0cm" fo:margin-top="0cm" fo:margin-bottom="0cm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tab/><text:page-number text:select-page="current">2</text:page-number> De <text:page-count>2</text:page-count><text:tab/><text:date style:data-style-name="N37" text:date-value="2013-11-14T15:17:50.82" text:fixed="true">14/11/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1-25T15:31:06</dc:date>
    <meta:editing-duration>PT20H17M54S</meta:editing-duration>
    <meta:editing-cycles>176</meta:editing-cycles>
    <meta:generator>LibreOffice/3.5$Linux_X86_64 LibreOffice_project/350m1$Build-2</meta:generator>
    <dc:creator>Ngaha </dc:creator>
    <meta:document-statistic meta:table-count="3" meta:image-count="3" meta:object-count="0" meta:page-count="2" meta:paragraph-count="72" meta:word-count="197" meta:character-count="1840" meta:non-whitespace-character-count="1755"/>
    <meta:user-defined meta:name="Info 1"/>
    <meta:user-defined meta:name="Info 2"/>
    <meta:user-defined meta:name="Info 3"/>
    <meta:user-defined meta:name="Info 4"/>
  </office:meta>
</office:document-meta>
</file>